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_VALUE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PIV_EX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emg:clear#</text:p>
          </table:table-cell>
          <table:table-cell office:value-type="string" calcext:value-type="string">
            <text:p>Efface l'urgence active. Préférer Urg:clear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modeRZ:*:3#</text:p>
          </table:table-cell>
          <table:table-cell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modeRZ:2#</text:p>
          </table:table-cell>
          <table:table-cell office:value-type="string" calcext:value-type="string">
            <text:p>Mode global du robot. Côté Arduino : number interne mais les valeurs sont les mêmes que l'enum SE. Via SE→bridge→Arduino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modeRZ:*:3#</text:p>
          </table:table-cell>
          <table:table-cell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reset:*:1#</text:p>
          </table:table-cell>
          <table:table-cell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rue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reset:true#</text:p>
          </table:table-cell>
          <table:table-cell office:value-type="string" calcext:value-type="string">
            <text:p>Réinitialise Arduino via RZ_initAll(). Bloqué si urgence activ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Ptge:*:4#</text:p>
          </table:table-cell>
          <table:table-cell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typePtge:3#</text:p>
          </table:table-cell>
          <table:table-cell office:value-type="string" calcext:value-type="string">
            <text:p>Mode de pilotage. Active ctrl_L automatiquement si 3 ou 4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Ptge:*:4#</text:p>
          </table:table-cell>
          <table:table-cell office:value-type="string" calcext:value-type="string">
            <text:p>_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Reseau:*:WifiInternetBox#</text:p>
          </table:table-cell>
          <table:table-cell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Reseau:*:WifiInternetBox#</text:p>
          </table:table-cell>
          <table:table-cell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clear:*:1#</text:p>
          </table:table-cell>
          <table:table-cell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*:clear:1#</text:p>
          </table:table-cell>
          <table:table-cell office:value-type="string" calcext:value-type="string">
            <text:p>Efface l'urgence active Arduino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warn|dan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niveau:SE:danger#</text:p>
          </table:table-cell>
          <table:table-cell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op_slow|us_danger|mvt_danger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URG_NONE|URG_LOW_BAT|URG_CPU_CHARGE|URG_OVERHEAT|
URG_MOTOR_STALL|URG_SENSOR_FAIL|URG_BUFFER_OVERFLOW|
URG_PARSING_ERROR|URG_LOOP_TOO_SLOW|URG_APPLI_FAIL|
URG_DANGER|URG_UNKN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source:SE:URG_CPU_CHARGE#</text:p>
          </table:table-cell>
          <table:table-cell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|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statut:SE:active#</text:p>
          </table:table-cell>
          <table:table-cell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debug:SE:"gyro init OK"#</text:p>
          </table:table-cell>
          <table:table-cell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error:SE:"CamSE rear : CAM_START_FAIL"#</text:p>
          </table:table-cell>
          <table:table-cell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info:SE:"CAMERA_START_PRIORITY"#</text:p>
          </table:table-cell>
          <table:table-cell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warn:SE:"CPU 85% depuis 10s"#</text:p>
          </table:table-cell>
          <table:table-cell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
freqMoy      : number &gt;=freqCont  (secondes)
nbCycles     : number &gt;0
thresholds.cpu.warn     : number 0–100  (%)
thresholds.cpu.urg      : number &gt;warn  (%)
thresholds.thermal.warn : number &gt;0  (°C)
thresholds.thermal.urg  : number &gt;warn  (°C)
thresholds.storage.warn : number 0–100  (%)
thresholds.storage.urg  : number &gt;warn  (%)
thresholds.mem.warn     : number 0–100  (%)
thresholds.mem.urg      : number &gt;warn  (%)
thresholds.batt.warn    : number 0–100  (%) ⚠️SENS INVERSÉ : alerte si &lt;warn
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angleVSEBase:*:150#</text:p>
          </table:table-cell>
          <table:table-cell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angleVSEBase:*:150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Cont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ContGyro:*:[1200,-450,9800]#</text:p>
          </table:table-cell>
          <table:table-cell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Moy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MoyGyro:*:[1150,-420,9750]#</text:p>
          </table:table-cell>
          <table:table-cell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Gyro:modeGyro:*:DATACont#</text:p>
          </table:table-cell>
          <table:table-cell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Gyro:modeGyro:*:DATACont#</text:p>
          </table:table-cell>
          <table:table-cell office:value-type="string" calcext:value-type="string">
            <text:p>ACK réception du mode envoyé par load_config()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 — plus grand = plus fréquent)
freqMoy        : number &gt;0  (Hz)
nbValPourMoy   : number &gt;0
seuilMesure.x  : number &gt;=0  (rad/s × 100) filtrage bruit axe x
seuilMesure.y  : number &gt;=0  (rad/s × 100) filtrage bruit axe y
seuilMesure.z  : number &gt;=0  (rad/s × 100) filtrage bruit axe z
seuilAlerte.x  : number &gt;0  (rad/s × 100) seuil chute axe x
seuilAlerte.y  : number &gt;0  (rad/s × 100) seuil chute axe y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paraGyro:*:{"freqCont":20,"freqMoy":2,"nbValPourMoy":5,"seuilMesure":{"x":10,"y":10,"z":5},"seuilAlerte":{"x":300,"y":300}}#</text:p>
          </table:table-cell>
          <table:table-cell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paraGyro:*:{"freqCont":20,"nbValPourMoy":5,...}#</text:p>
          </table:table-cell>
          <table:table-cell office:value-type="string" calcext:value-type="string">
            <text:p>ACK réception — image des paramètres réellement appliqués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statusGy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OK|ALERTE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Gyro:statusGyro:*:ALERTE#</text:p>
          </table:table-cell>
          <table:table-cell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Geo:*:1830#</text:p>
          </table:table-cell>
          <table:table-cell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Mg:*:1850#</text:p>
          </table:table-cell>
          <table:table-cell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Geo:*:1820#</text:p>
          </table:table-cell>
          <table:table-cell office:value-type="string" calcext:value-type="string">
            <text:p>Moyenne cap géographique. Mode DATAGeoMoy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Mg:*:1840#</text:p>
          </table:table-cell>
          <table:table-cell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Br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mx,my,mz]"</text:p>
          </table:table-cell>
          <table:table-cell office:value-type="string" calcext:value-type="string">
            <text:p>µT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ContBrut:*:[4520,-1230,5800]#</text:p>
          </table:table-cell>
          <table:table-cell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ag:modeMg:*:DATAMgCont#</text:p>
          </table:table-cell>
          <table:table-cell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ag:modeMg:*:DATAMgCont#</text:p>
          </table:table-cell>
          <table:table-cell office:value-type="string" calcext:value-type="string">
            <text:p>ACK réception du mode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)
freqMoy        : number &gt;0  (Hz)
nbValPourMoy   : number &gt;0
seuilMesure.x  : number &gt;=0  (µT × 100) filtrage bruit axe x
seuilMesure.y  : number &gt;=0  (µT × 100) filtrage bruit axe y
seuilMesure.z  : number &gt;=0  (µT × 100) filtrage bruit axe z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ag:paraMg:*:{"freqCont":5,"freqMoy":1,"nbValPourMoy":5,"seuilMesure":{"x":50,"y":50,"z":50}}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ag:paraMg:*:{"freqCont":5,...}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HTT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StreamURL:rear:http://192.168.1.10:8080/video#</text:p>
          </table:table-cell>
          <table:table-cell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6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M_START_FAIL|CAM_IP_FAIL|CAM_CONFIG_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CamSE:error:rear:CAM_START_FAIL#</text:p>
          </table:table-cell>
          <table:table-cell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stream|snapsh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modeCam:rear:stream#</text:p>
          </table:table-cell>
          <table:table-cell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stream|snapshot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modeCam:rear:stream#</text:p>
          </table:table-cell>
          <table:table-cell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res       : enum  (low|720p|1080p|1920x1080|1280x720)
fps       : number &gt;0  (images/s)
quality   : number 0–100  (compression JPEG)
urgDelay  : number &gt;0  (secondes avant URG si perte cam avec typePtge 0 ou 2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amSE:paraCam:rear:{"res":"1080p","fps":30,"quality":80,"urgDelay":5}#</text:p>
          </table:table-cell>
          <table:table-cell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amSE:paraCam:rear:{"res":"1080p","fps":30,"quality":80,"urgDelay":5}#</text:p>
          </table:table-cell>
          <table:table-cell office:value-type="string" calcext:value-type="string">
            <text:p>ACK avec valeurs finales réellement appliquées à l'instance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snap:rear:1#</text:p>
          </table:table-cell>
          <table:table-cell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TorchSE:active:*:On#</text:p>
          </table:table-cell>
          <table:table-cell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TorchSE:active:SE:On#</text:p>
          </table:table-cell>
          <table:table-cell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faible|moyen|fort|sil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E:MicroSE:alerte:*:fort#</text:p>
          </table:table-cell>
          <table:table-cell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ataContR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ataContRMS:*:342#</text:p>
          </table:table-cell>
          <table:table-cell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irection:*:450#</text:p>
          </table:table-cell>
          <table:table-cell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modeMicro:*:intensite#</text:p>
          </table:table-cell>
          <table:table-cell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modeMicro:*:intensite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    : number &gt;0  (ms — plus petit = plus fréquent)
winSize            : number &gt;=freqCont  (ms) fenêtre glissante
seuilDelta         : number 0–1000  (RMS × 10) variation min pour envoi
holdTime           : number &gt;0  (ms) durée maintien seuil avant alerte
seuilFaible        : number 0–1000  (RMS × 10)
seuilMoyen         : number &gt;seuilFaible  (RMS × 10)
seuilFort          : number &gt;seuilMoyen  (RMS × 10)
pasBalayage        : number &gt;0  (degrés/étape)
timeoutOrientation : number &gt;0  (secondes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paraMicro:*:{"freqCont":300,...}#</text:p>
          </table:table-cell>
          <table:table-cell office:value-type="string" calcext:value-type="string">
            <text:p>_</text:p>
          </table:table-cell>
        </table:table-row>
        <table:table-row table:style-name="ro6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nactif|Cmde|Conv|Mix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context:*:Cmde#</text:p>
          </table:table-cell>
          <table:table-cell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"{CAT:VAR:PROP:INST:VAL}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STT:intent:*:{V:Gyro:modeGyro:*:DATACont}#</text:p>
          </table:table-cell>
          <table:table-cell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TT:modeSTT:*:KWS#</text:p>
          </table:table-cell>
          <table:table-cell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modeSTT:*:KWS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para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eyphrase : string  (mot de réveil, ex: "rz" — doit être dans fr.dict)
lang      : enum  (fr|en)
threshold : number  (notation scientifique, ex: 1e-20 — plus petit = plus exigeant)
lib_path  : string  (chemin relatif vers dossier lib_pocketsphinx/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TT:paraSTT:*:{"keyphrase":"rz","lang":"fr","threshold":1e-20,"lib_path":"lib_pocketsphinx"}#</text:p>
          </table:table-cell>
          <table:table-cell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Voice:tts:*:"Démarrage terminé"#</text:p>
          </table:table-cell>
          <table:table-cell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:*:On#</text:p>
          </table:table-cell>
          <table:table-cell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:*:OK#</text:p>
          </table:table-cell>
          <table:table-cell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Monitor:*:On#</text:p>
          </table:table-cell>
          <table:table-cell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Monitor:*:OK#</text:p>
          </table:table-cell>
          <table:table-cell office:value-type="string" calcext:value-type="string">
            <text:p>_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oir INST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Expression (nom expression) | Info (texte) | Off (*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Appli:ExprTasker:Expression:sourire#</text:p>
          </table:table-cell>
          <table:table-cell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Expression|Info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Appli:ExprTasker:Expression:OK#</text:p>
          </table:table-cell>
          <table:table-cell office:value-type="string" calcext:value-type="string">
            <text:p>L'instance de l'ACK reprend l'instance de la commande reçue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NavGPS:*:On#</text:p>
          </table:table-cell>
          <table:table-cell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NavGPS:*:OK#</text:p>
          </table:table-cell>
          <table:table-cell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tasker:*:On#</text:p>
          </table:table-cell>
          <table:table-cell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tasker:*:OK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zoom:*:On#</text:p>
          </table:table-cell>
          <table:table-cell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zoom:*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tem:*:boot:OK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act:1#</text:p>
          </table:table-cell>
          <table:table-cell office:value-type="string" calcext:value-type="string">
            <text:p>Active (1) ou désactive (0) l'envoi vers l'UNO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v,omega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cmd:80,0,2#</text:p>
          </table:table-cell>
          <table:table-cell office:value-type="string" calcext:value-type="string">
            <text:p>v∈[-100..100], omega∈[-100..100], a∈[0..4]. Bloqué si urgence activ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 (1000=standard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kturn:800#</text:p>
          </table:table-cell>
          <table:table-cell office:value-type="string" calcext:value-type="string">
            <text:p>Coefficient rotation encodé ×1000. 500=doux, 800=confort, 1000=standard, 1500=franc. Converti en float intern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override:stop#</text:p>
          </table:table-cell>
          <table:table-cell office:value-type="string" calcext:value-type="string">
            <text:p>Arrêt forcé (stop) ou lever override (clear)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tr:*:read:1#</text:p>
          </table:table-cell>
          <table:table-cell office:value-type="string" calcext:value-type="string">
            <text:p>Demande l'état courant L,R,A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 (0=arrêt 1000=normal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cale:750#</text:p>
          </table:table-cell>
          <table:table-cell office:value-type="string" calcext:value-type="string">
            <text:p>Facteur réduction vitesses encodé ×1000. 750=0.750, 1000=pleine vitesse. Converti en float interne par dispatch_Mtr.cpp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top:1#</text:p>
          </table:table-cell>
          <table:table-cell office:value-type="string" calcext:value-type="string">
            <text:p>Arrêt propre : v=0, omega=0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act:1#</text:p>
          </table:table-cell>
          <table:table-cell office:value-type="string" calcext:value-type="string">
            <text:p>Active (1) ou met en pause (0) le calcul odométriqu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g,quality</text:p>
          </table:table-cell>
          <table:table-cell office:value-type="string" calcext:value-type="string">
            <text:p>deg;0-1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compass:125,85#</text:p>
          </table:table-cell>
          <table:table-cell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:50#</text:p>
          </table:table-cell>
          <table:table-cell office:value-type="string" calcext:value-type="string">
            <text:p>Période de calcul odométrique (ms). 50=20Hz recommandé. Aussi configurable via paraOdom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Pos:200#</text:p>
          </table:table-cell>
          <table:table-cell office:value-type="string" calcext:value-type="string">
            <text:p>Période d'envoi automatique de la position (ms). 0=désactivé. 200ms=5Hz recommandé. Aussi configurable via paraOdom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Vel:40#</text:p>
          </table:table-cell>
          <table:table-cell office:value-type="string" calcext:value-type="string">
            <text:p>Période d'envoi automatique de la vitesse (ms). 0=désactivé. 40ms=25Hz recommandé. Aussi configurable via paraOdom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g_s,ts_ms</text:p>
          </table:table-cell>
          <table:table-cell office:value-type="string" calcext:value-type="string">
            <text:p>deg/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gyro:12,170932#</text:p>
          </table:table-cell>
          <table:table-cell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mode:normal#</text:p>
          </table:table-cell>
          <table:table-cell office:value-type="string" calcext:value-type="string">
            <text:p>Preset. idle=arrêt calcul+report lent(1s). normal=reprend avec fréquences par défaut. surv=calcul et vel deux fois plus fréquent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[,gainG,gainD,fCalc,fPos,fVel]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paraOdom:65,200,256,1000,1000,50,200,40#</text:p>
          </table:table-cell>
          <table:table-cell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pos|vel|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ad:pos#</text:p>
          </table:table-cell>
          <table:table-cell office:value-type="string" calcext:value-type="string">
            <text:p>Lecture immédiate. pos=position, vel=vitesse, all=les deux. Réponse : $I:Odom:pos:*:...# ou $I:Odom:vel:*:...# ou $I:Odom:report:*:...#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set:1#</text:p>
          </table:table-cell>
          <table:table-cell office:value-type="string" calcext:value-type="string">
            <text:p>Remet pose à zéro (x=0,y=0,theta=0). Déclenche un report one-sho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−18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F:MOY#</text:p>
          </table:table-cell>
          <table:table-cell office:value-type="string" calcext:value-type="string">
            <text:p>Mode flux microphone Arduino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I:InfoNuisce#</text:p>
          </table:table-cell>
          <table:table-cell office:value-type="string" calcext:value-type="string">
            <text:p>Mode détection événements sonores Arduino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fMoy,fPic,wMoy,wPic,dSeuil,dAngle"</text:p>
          </table:table-cell>
          <table:table-cell office:value-type="string" calcext:value-type="string">
            <text:p>ms/ms/ms/ms/ADC/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F:200,100,200,100,5,10#</text:p>
          </table:table-cell>
          <table:table-cell office:value-type="string" calcext:value-type="string">
            <text:p>6 entiers CSV paramètres flux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s0,s1,s2,sP,dNuisce,dPresence,cooldown"</text:p>
          </table:table-cell>
          <table:table-cell office:value-type="string" calcext:value-type="string">
            <text:p>ADC×4/ms×3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I:30,300,600,100,500,300,2000#</text:p>
          </table:table-cell>
          <table:table-cell office:value-type="string" calcext:value-type="string">
            <text:p>7 entiers CSV paramètres détection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delta:5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freq:10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mode:normal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ArG|ArC|ArD|AvD|AvC|AvG|TtG|TtD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AvC:read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sendall:0#</text:p>
          </table:table-cell>
          <table:table-cell office:value-type="string" calcext:value-type="string">
            <text:p>1=publie toutes valeurs, 0=seulement si variation &gt; delta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*:suspect_ms:500#</text:p>
          </table:table-cell>
          <table:table-cell office:value-type="string" calcext:value-type="string">
            <text:p>Délai sans réponse pour marquer capteur suspec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thd:2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mode:soft#</text:p>
          </table:table-cell>
          <table:table-cell office:value-type="string" calcext:value-type="string">
            <text:p>soft=réduit vitesse, hard=arrêt comple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scale:500#</text:p>
          </table:table-cell>
          <table:table-cell office:value-type="string" calcext:value-type="string">
            <text:p>Facteur vitesse max mode soft ×1000. Même convention que Mtr:scal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ecMvt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thd:40,20#</text:p>
          </table:table-cell>
          <table:table-cell office:value-type="string" calcext:value-type="string">
            <text:p>warn=ralentissement, danger=arrê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angle:9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rv:*:read:1#</text:p>
          </table:table-cell>
          <table:table-cell office:value-type="string" calcext:value-type="string">
            <text:p>Demande lecture angle courant par instanc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speed:1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freq:50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mode:monitor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IRmvt:*:read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thd:1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≠ 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cal:950#</text:p>
          </table:table-cell>
          <table:table-cell office:value-type="string" calcext:value-type="string">
            <text:p>Facteur calibration ×1000 (950=0.950). 0 interdi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freq:200#</text:p>
          </table:table-cell>
          <table:table-cell office:value-type="string" calcext:value-type="string">
            <text:p>Fréquence publication ms. 0=désactiv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force|r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read:force#</text:p>
          </table:table-cell>
          <table:table-cell office:value-type="string" calcext:value-type="string">
            <text:p>Lecture immédiate force ou raw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are:1#</text:p>
          </table:table-cell>
          <table:table-cell office:value-type="string" calcext:value-type="string">
            <text:p>Remise à zéro capteur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hd:80#</text:p>
          </table:table-cell>
          <table:table-cell office:value-type="string" calcext:value-type="string">
            <text:p>Seuil déclenchement alert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clr:1#</text:p>
          </table:table-cell>
          <table:table-cell office:value-type="string" calcext:value-type="string">
            <text:p>Éteint l'anneau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mile|angry|neutral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expr:smile#</text:p>
          </table:table-cell>
          <table:table-cell office:value-type="string" calcext:value-type="string">
            <text:p>Expression prédéfini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ing:*:init:1#</text:p>
          </table:table-cell>
          <table:table-cell office:value-type="string" calcext:value-type="string">
            <text:p>Réinitialise l'anneau LED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t:128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int:128#</text:p>
          </table:table-cell>
          <table:table-cell office:value-type="string" calcext:value-type="string">
            <text:p>Intensité global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mode:extern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mode:extern#</text:p>
          </table:table-cell>
          <table:table-cell office:value-type="string" calcext:value-type="string">
            <text:p>'expr'=interne firmware, 'extern'=contrôle SP direc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3:rgb:255,0,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ac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col:255,128,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effetFuite:1#</text:p>
          </table:table-cell>
          <table:table-cell office:value-type="string" calcext:value-type="string">
            <text:p>Effet visuel fuite alternance pairs/impair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ub:*:init:1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lumin:128#</text:p>
          </table:table-cell>
          <table:table-cell office:value-type="string" calcext:value-type="string">
            <text:p>Intensité ruban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timeout:5000#</text:p>
          </table:table-cell>
          <table:table-cell office:value-type="string" calcext:value-type="string">
            <text:p>Extinction auto. 0=annule timeout sans éteindr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act:1#</text:p>
          </table:table-cell>
          <table:table-cell office:value-type="string" calcext:value-type="string">
            <text:p>Active/désactive contrôle laisse. Aussi activé par CfgS:typePtge=3|4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ead:100#</text:p>
          </table:table-cell>
          <table:table-cell office:value-type="string" calcext:value-type="string">
            <text:p>Zone morte mm. Pas de correction si delta &lt; dead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ist:500#</text:p>
          </table:table-cell>
          <table:table-cell office:value-type="string" calcext:value-type="string">
            <text:p>Distance cible mm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trl_L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vmax:50#</text:p>
          </table:table-cell>
          <table:table-cell office:value-type="string" calcext:value-type="string">
            <text:p>Vitesse longitudinale max correction lais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1T08:49:08.068110300</meta:creation-date>
    <dc:date>2026-03-21T08:56:51.824744300</dc:date>
    <meta:editing-duration>PT7M45S</meta:editing-duration>
    <meta:editing-cycles>1</meta:editing-cycles>
    <meta:document-statistic meta:table-count="1" meta:cell-count="3690" meta:object-count="0"/>
    <meta:generator>LibreOffice/26.2.0.3$Windows_X86_64 LibreOffice_project/620$Build-3</meta:generator>
  </office:meta>
</office:document-meta>
</file>